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stem-ui" svg:font-family="system-ui, apple-system, BlinkMacSystemFont, 'Segoe UI', Roboto, 'Helvetica Neue', Arial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0625in" table:align="left"/>
    </style:style>
    <style:style style:name="Table1.A" style:family="table-column">
      <style:table-column-properties style:column-width="0.5569in"/>
    </style:style>
    <style:style style:name="Table1.B" style:family="table-column">
      <style:table-column-properties style:column-width="0.5576in"/>
    </style:style>
    <style:style style:name="Table1.C" style:family="table-column">
      <style:table-column-properties style:column-width="0.5583in"/>
    </style:style>
    <style:style style:name="Table1.I" style:family="table-column">
      <style:table-column-properties style:column-width="0.601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60d5" officeooo:paragraph-rsid="000260d5"/>
    </style:style>
    <style:style style:name="P2" style:family="paragraph" style:parent-style-name="Standard">
      <style:text-properties officeooo:rsid="0003e63a" officeooo:paragraph-rsid="0003e63a"/>
    </style:style>
    <style:style style:name="P3" style:family="paragraph" style:parent-style-name="Standard">
      <style:text-properties officeooo:rsid="0005c796" officeooo:paragraph-rsid="0005c796"/>
    </style:style>
    <style:style style:name="P4" style:family="paragraph" style:parent-style-name="Standard">
      <style:text-properties officeooo:rsid="0006237a" officeooo:paragraph-rsid="0006237a"/>
    </style:style>
    <style:style style:name="P5" style:family="paragraph" style:parent-style-name="Standard">
      <style:text-properties fo:font-variant="normal" fo:text-transform="none" fo:color="#5c5962" fo:letter-spacing="normal" officeooo:rsid="0006237a" officeooo:paragraph-rsid="0006237a"/>
    </style:style>
    <style:style style:name="P6" style:family="paragraph" style:parent-style-name="Standard">
      <style:text-properties officeooo:rsid="0008300f" officeooo:paragraph-rsid="0008300f"/>
    </style:style>
    <style:style style:name="P7" style:family="paragraph" style:parent-style-name="Standard">
      <style:text-properties officeooo:rsid="000936ac" officeooo:paragraph-rsid="000936ac"/>
    </style:style>
    <style:style style:name="P8" style:family="paragraph" style:parent-style-name="Standard">
      <style:text-properties officeooo:rsid="000a0b34" officeooo:paragraph-rsid="000a0b34"/>
    </style:style>
    <style:style style:name="P9" style:family="paragraph" style:parent-style-name="Standard">
      <style:text-properties officeooo:rsid="000a0b34" officeooo:paragraph-rsid="000a0b34" fo:background-color="#ffd8ce"/>
    </style:style>
    <style:style style:name="P10" style:family="paragraph" style:parent-style-name="Standard">
      <style:text-properties officeooo:rsid="000ca462" officeooo:paragraph-rsid="000ca462"/>
    </style:style>
    <style:style style:name="P11" style:family="paragraph" style:parent-style-name="Standard">
      <style:text-properties officeooo:rsid="000d8341" officeooo:paragraph-rsid="000d8341"/>
    </style:style>
    <style:style style:name="P12" style:family="paragraph" style:parent-style-name="Standard">
      <style:text-properties officeooo:rsid="000e98bc" officeooo:paragraph-rsid="000e98bc"/>
    </style:style>
    <style:style style:name="P13" style:family="paragraph" style:parent-style-name="Standard">
      <style:text-properties officeooo:paragraph-rsid="000a0b34"/>
    </style:style>
    <style:style style:name="P14" style:family="paragraph" style:parent-style-name="Standard">
      <style:text-properties officeooo:rsid="0014e0eb" officeooo:paragraph-rsid="0014e0eb"/>
    </style:style>
    <style:style style:name="P15" style:family="paragraph" style:parent-style-name="Standard">
      <style:text-properties officeooo:rsid="00162ad1" officeooo:paragraph-rsid="00162ad1"/>
    </style:style>
    <style:style style:name="P16" style:family="paragraph" style:parent-style-name="Standard">
      <style:text-properties fo:color="#c9211e" fo:font-size="18pt" fo:font-weight="bold" officeooo:rsid="00187ce2" officeooo:paragraph-rsid="00187ce2" style:font-size-asian="18pt" style:font-weight-asian="bold" style:font-size-complex="18pt" style:font-weight-complex="bold"/>
    </style:style>
    <style:style style:name="P17" style:family="paragraph" style:parent-style-name="Table_20_Contents">
      <style:text-properties officeooo:rsid="000ca462" officeooo:paragraph-rsid="000ca462"/>
    </style:style>
    <style:style style:name="P18" style:family="paragraph" style:parent-style-name="Table_20_Contents">
      <style:text-properties officeooo:rsid="000e98bc" officeooo:paragraph-rsid="000e98bc"/>
    </style:style>
    <style:style style:name="P19" style:family="paragraph" style:parent-style-name="Table_20_Contents">
      <style:text-properties officeooo:rsid="001b3e92" officeooo:paragraph-rsid="001b3e92"/>
    </style:style>
    <style:style style:name="P20" style:family="paragraph" style:parent-style-name="Table_20_Contents">
      <style:text-properties officeooo:rsid="001bfb29" officeooo:paragraph-rsid="001bfb29"/>
    </style:style>
    <style:style style:name="P21" style:family="paragraph" style:parent-style-name="Table_20_Contents">
      <style:text-properties officeooo:rsid="001c760f" officeooo:paragraph-rsid="001c760f"/>
    </style:style>
    <style:style style:name="T1" style:family="text">
      <style:text-properties style:font-name="system-ui" fo:font-size="12pt" fo:font-style="normal" fo:font-weight="normal"/>
    </style:style>
    <style:style style:name="T2" style:family="text">
      <style:text-properties officeooo:rsid="0006f0be"/>
    </style:style>
    <style:style style:name="T3" style:family="text">
      <style:text-properties officeooo:rsid="000a0b34"/>
    </style:style>
    <style:style style:name="T4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80808" style:font-name="JetBrains Mono" fo:font-size="10pt" fo:font-style="normal" fo:font-weight="normal" officeooo:rsid="0012eab4" style:font-size-asian="10pt" style:font-style-asian="normal" style:font-weight-asian="normal"/>
    </style:style>
    <style:style style:name="T7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000000" style:font-name="JetBrains Mono" fo:font-size="10pt" fo:font-style="normal" fo:font-weight="normal" officeooo:rsid="0011dfb0" style:font-size-asian="10pt" style:font-style-asian="normal" style:font-weight-asian="normal"/>
    </style:style>
    <style:style style:name="T10" style:family="text">
      <style:text-properties fo:color="#000000" style:font-name="JetBrains Mono" fo:font-size="10pt" fo:font-style="normal" fo:font-weight="normal" officeooo:rsid="0014e0eb" style:font-size-asian="10pt" style:font-style-asian="normal" style:font-weight-asian="normal"/>
    </style:style>
    <style:style style:name="T11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12" style:family="text">
      <style:text-properties officeooo:rsid="00106de8"/>
    </style:style>
    <style:style style:name="T13" style:family="text">
      <style:text-properties officeooo:rsid="0012eab4"/>
    </style:style>
    <style:style style:name="T14" style:family="text">
      <style:text-properties officeooo:rsid="0014e0eb"/>
    </style:style>
    <style:style style:name="T15" style:family="text">
      <style:text-properties officeooo:rsid="0016bc93"/>
    </style:style>
    <style:style style:name="T16" style:family="text">
      <style:text-properties officeooo:rsid="001b3e92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lestone 5:</text:p>
      <text:p text:style-name="P1"/>
      <text:p text:style-name="P4">Without thermostate:</text:p>
      <text:p text:style-name="P4"/>
      <text:p text:style-name="P2">without using thermostate the temperature goes up (from 0 to <text:s/>0.904225 then it goes down again! ) and potential energy goes down <text:s/>(from -41.1777 to -77.7983 then it goes up again!)</text:p>
      <text:p text:style-name="P2"/>
      <text:p text:style-name="P3">decreasing the lattice constant (from 1 to 0.5) I can see the evaporation is getting faster than if it”s 1</text:p>
      <text:p text:style-name="P3">and temp increases (0 to 117744 and stay still) and the same for potentisl energy (from <text:s/>5.85172e+06 to -0.00191873</text:p>
      <text:p text:style-name="P3"/>
      <text:p text:style-name="P4">With thermostate:</text:p>
      <text:p text:style-name="P4"/>
      <text:p text:style-name="P4">Relaxation number <text:tab/></text:p>
      <text:p text:style-name="P5"> <text:span text:style-name="T1">Pick one that is slow enough to allow the system to relax but fast enough to avoid evaporation.</text:span></text:p>
      <text:p text:style-name="P5"><text:span text:style-name="T1"/></text:p>
      <text:p text:style-name="Standard">small relaxation &gt;&gt; strong temperature <text:bookmark-start text:name="__DdeLink__2_92645676"/>coupling<text:bookmark-end text:name="__DdeLink__2_92645676"/> and faster going to desired temperature <text:span text:style-name="T2">but very slow to get to the equilibrium point ( small potential energy)</text:span></text:p>
      <text:p text:style-name="Standard"/>
      <text:p text:style-name="P6">big relaxation &gt;&gt; little coupling, very slow to reach desired temp but very fast to equilibrium ( but it will evaporate)</text:p>
      <text:p text:style-name="P6"/>
      <text:p text:style-name="P6"/>
      <text:p text:style-name="P6"/>
      <text:p text:style-name="P7">lattice constant (with or eithout thermostate):</text:p>
      <text:p text:style-name="P7">if small (smaller than 1) then more potential energy and more speed <text:span text:style-name="T14">(more likely to evaporate faster) </text:span></text:p>
      <text:p text:style-name="P15">&gt;&gt; smallest constant possible is 0.8 (less than that it will evaporate very very fast<text:span text:style-name="T15">)</text:span></text:p>
      <text:p text:style-name="P14"/>
      <text:p text:style-name="P14"/>
      <text:p text:style-name="P8">two ways to adapt relaxation factor:</text:p>
      <text:p text:style-name="P8">1- based on temp: if desired temp – current temp &lt; 0.01 increase relaxation factor by 0.1 and if not decrease if by 0.1</text:p>
      <text:p text:style-name="P8"/>
      <text:p text:style-name="P9"><text:span text:style-name="T4">if </text:span><text:span text:style-name="T5">(abs(desired_temperature - energy.get_temperature()) &lt;= </text:span><text:span text:style-name="T7">0.01 </text:span><text:span text:style-name="T5">&amp;&amp; energy.get_temperature() != </text:span><text:span text:style-name="T7">0.0</text:span><text:span text:style-name="T5">) {</text:span><text:line-break/><text:span text:style-name="T5"> <text:s text:c="3"/>relaxation_time_multiplier += </text:span><text:span text:style-name="T7">0.1</text:span><text:span text:style-name="T5">;</text:span><text:line-break/><text:span text:style-name="T5">}</text:span><text:line-break/><text:span text:style-name="T4">else </text:span><text:span text:style-name="T5">{</text:span><text:line-break/><text:span text:style-name="T5"> <text:s text:c="3"/>relaxation_time_multiplier &lt;= </text:span><text:span text:style-name="T7">1.0 </text:span><text:span text:style-name="T5">? relaxation_time_multiplier = </text:span><text:span text:style-name="T7">1.0 </text:span><text:span text:style-name="T5">: relaxation_time_multiplier -= </text:span><text:span text:style-name="T7">0.1</text:span><text:span text:style-name="T5">;</text:span><text:line-break/><text:span text:style-name="T5">}</text:span></text:p>
      <text:p text:style-name="P8"/>
      <text:p text:style-name="P13"><text:span text:style-name="T3">2- based on </text:span><text:span text:style-name="T12">total </text:span><text:span text:style-name="T3">energy:</text:span></text:p>
      <text:p text:style-name="P13"><text:span text:style-name="T3">if old </text:span><text:span text:style-name="T12">total</text:span><text:span text:style-name="T3"> – current </text:span><text:span text:style-name="T12">total</text:span><text:span text:style-name="T3"> &lt; 1 then increase the relaxation factor to </text:span><text:span text:style-name="T13">5</text:span><text:span text:style-name="T3">0</text:span></text:p>
      <text:p text:style-name="P9"/>
      <text:p text:style-name="P9"><text:span text:style-name="T4">if </text:span><text:span text:style-name="T5">(abs(</text:span><text:span text:style-name="T8">energy</text:span><text:span text:style-name="T5">.get_total_energy() - </text:span><text:span text:style-name="T8">old_total_energy</text:span><text:span text:style-name="T5">) &lt;=</text:span><text:line-break/><text:span text:style-name="T5"> <text:s text:c="3"/></text:span><text:span text:style-name="T7">1.0</text:span><text:span text:style-name="T5">) { </text:span><text:span text:style-name="T11">// reached equilibrium point, decrease coupling constant</text:span><text:line-break/><text:span text:style-name="T11"> <text:s text:c="3"/></text:span><text:span text:style-name="T8">relaxation_time_multiplier </text:span><text:span text:style-name="T5">= </text:span><text:span text:style-name="T6">5</text:span><text:span text:style-name="T7">0</text:span><text:span text:style-name="T5">;</text:span><text:line-break/><text:span text:style-name="T5">}</text:span></text:p>
      <text:p text:style-name="P9"><text:span text:style-name="T5"/></text:p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10">time analysis:</text:p>
      <text:p text:style-name="P12">total time = 5000</text:p>
      <text:p text:style-name="P12">time_step = 1/1000</text:p>
      <text:p text:style-name="P12"><text:span text:style-name="T8">lattice_constant </text:span><text:span text:style-name="T10">= 0.8</text:span></text:p>
      <text:p text:style-name="P12"><text:span text:style-name="T8">relaxation_time </text:span><text:span text:style-name="T9">= 1 * time_step then increases to 500 after equilibrium (based on total energy)</text:span></text:p>
      <text:p text:style-name="P11">real and user times <text:a xlink:type="simple" xlink:href="https://stackoverflow.com/questions/556405/what-do-real-user-and-sys-mean-in-the-output-of-time1/556411#556411" text:style-name="Internet_20_link" text:visited-style-name="Visited_20_Internet_20_Link">meanings</text:a></text:p>
      <text:p text:style-name="P11"/>
      <text:p text:style-name="P11"/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5"/>
        <table:table-column table:style-name="Table1.I"/>
        <table:table-row table:style-name="TableLine94191545975168">
          <table:table-cell table:style-name="Table1.A1" office:value-type="string">
            <text:p text:style-name="P17">Number of atoms</text:p>
          </table:table-cell>
          <table:table-cell table:style-name="Table1.A1" office:value-type="string">
            <text:p text:style-name="P20">9</text:p>
          </table:table-cell>
          <table:table-cell table:style-name="Table1.A1" office:value-type="string">
            <text:p text:style-name="P19">27</text:p>
          </table:table-cell>
          <table:table-cell table:style-name="Table1.A1" office:value-type="string">
            <text:p text:style-name="P19">64</text:p>
          </table:table-cell>
          <table:table-cell table:style-name="Table1.A1" office:value-type="string">
            <text:p text:style-name="P20">100</text:p>
          </table:table-cell>
          <table:table-cell table:style-name="Table1.A1" office:value-type="string">
            <text:p text:style-name="P18"><text:span text:style-name="T16">12</text:span>5</text:p>
          </table:table-cell>
          <table:table-cell table:style-name="Table1.A1" office:value-type="string">
            <text:p text:style-name="P20">150</text:p>
          </table:table-cell>
          <table:table-cell table:style-name="Table1.A1" office:value-type="string">
            <text:p text:style-name="P19">216</text:p>
          </table:table-cell>
          <table:table-cell table:style-name="Table1.I1" office:value-type="string">
            <text:p text:style-name="P19">294</text:p>
          </table:table-cell>
        </table:table-row>
        <table:table-row table:style-name="TableLine94191545975168">
          <table:table-cell table:style-name="Table1.A2" office:value-type="string">
            <text:p text:style-name="P17">Time (s)</text:p>
          </table:table-cell>
          <table:table-cell table:style-name="Table1.A2" office:value-type="string">
            <text:p text:style-name="Table_20_Contents">real <text:s text:c="3"/>0m1.077s</text:p>
            <text:p text:style-name="Table_20_Contents">user <text:s text:c="3"/>0m0.874s</text:p>
            <text:p text:style-name="Table_20_Contents">sys <text:s text:c="4"/>0m0.057s</text:p>
          </table:table-cell>
          <table:table-cell table:style-name="Table1.A2" office:value-type="string">
            <text:p text:style-name="Table_20_Contents">real <text:s text:c="3"/>0m7.705s</text:p>
            <text:p text:style-name="Table_20_Contents">user <text:s text:c="3"/>0m7.127s</text:p>
            <text:p text:style-name="Table_20_Contents">sys <text:s text:c="4"/>0m0.189s</text:p>
          </table:table-cell>
          <table:table-cell table:style-name="Table1.A2" office:value-type="string">
            <text:p text:style-name="Table_20_Contents">real <text:s text:c="3"/>0m35.877s</text:p>
            <text:p text:style-name="Table_20_Contents">user <text:s text:c="3"/>0m35.168s</text:p>
            <text:p text:style-name="Table_20_Contents">sys <text:s text:c="4"/>0m0.393s</text:p>
          </table:table-cell>
          <table:table-cell table:style-name="Table1.A2" office:value-type="string">
            <text:p text:style-name="Table_20_Contents">real <text:s text:c="3"/>1m27.949s</text:p>
            <text:p text:style-name="Table_20_Contents">user <text:s text:c="3"/>1m25.186s</text:p>
            <text:p text:style-name="Table_20_Contents">sys <text:s text:c="4"/>0m0.596s</text:p>
          </table:table-cell>
          <table:table-cell table:style-name="Table1.A2" office:value-type="string">
            <text:p text:style-name="Table_20_Contents">real <text:s text:c="3"/>2m19.785s</text:p>
            <text:p text:style-name="Table_20_Contents">user <text:s text:c="3"/>2m15.673s</text:p>
            <text:p text:style-name="Table_20_Contents">sys <text:s text:c="4"/>0m0.771s</text:p>
          </table:table-cell>
          <table:table-cell table:style-name="Table1.A2" office:value-type="string">
            <text:p text:style-name="Table_20_Contents">real <text:s text:c="3"/>3m0.663s</text:p>
            <text:p text:style-name="Table_20_Contents">user <text:s text:c="3"/>2m57.534s</text:p>
            <text:p text:style-name="Table_20_Contents">sys <text:s text:c="4"/>0m0.703s</text:p>
          </table:table-cell>
          <table:table-cell table:style-name="Table1.A2" office:value-type="string">
            <text:p text:style-name="Table_20_Contents">real <text:s text:c="3"/>5m57.855s</text:p>
            <text:p text:style-name="Table_20_Contents">user <text:s text:c="3"/>5m50.970s</text:p>
            <text:p text:style-name="Table_20_Contents">sys <text:s text:c="4"/>0m1.152s</text:p>
          </table:table-cell>
          <table:table-cell table:style-name="Table1.I2" office:value-type="string">
            <text:p text:style-name="Table_20_Contents">real <text:s text:c="3"/>10m51.011s</text:p>
            <text:p text:style-name="Table_20_Contents">user <text:s text:c="3"/>10m43.855s</text:p>
            <text:p text:style-name="Table_20_Contents">sys <text:s text:c="4"/>0m1.116s</text:p>
          </table:table-cell>
        </table:table-row>
        <table:table-row table:style-name="TableLine94191545975168">
          <table:table-cell table:style-name="Table1.A2" office:value-type="string">
            <text:p text:style-name="P19">Real time in (s)</text:p>
          </table:table-cell>
          <table:table-cell table:style-name="Table1.A2" office:value-type="string">
            <text:p text:style-name="P20">1.077</text:p>
          </table:table-cell>
          <table:table-cell table:style-name="Table1.A2" office:value-type="string">
            <text:p text:style-name="P19">7.705</text:p>
          </table:table-cell>
          <table:table-cell table:style-name="Table1.A2" office:value-type="string">
            <text:p text:style-name="P19">35.87</text:p>
          </table:table-cell>
          <table:table-cell table:style-name="Table1.A2" office:value-type="string">
            <text:p text:style-name="P20">87.949</text:p>
          </table:table-cell>
          <table:table-cell table:style-name="Table1.A2" office:value-type="string">
            <text:p text:style-name="P19">139.785</text:p>
          </table:table-cell>
          <table:table-cell table:style-name="Table1.A2" office:value-type="string">
            <text:p text:style-name="P21">180.663</text:p>
          </table:table-cell>
          <table:table-cell table:style-name="Table1.A2" office:value-type="string">
            <text:p text:style-name="P19">357.855</text:p>
          </table:table-cell>
          <table:table-cell table:style-name="Table1.I2" office:value-type="string">
            <text:p text:style-name="P20">651.011</text:p>
          </table:table-cell>
        </table:table-row>
      </table:table>
      <text:p text:style-name="P10"/>
      <text:p text:style-name="P10"><draw:frame draw:style-name="fr1" draw:name="Object1" text:anchor-type="char" svg:x="0.0862in" svg:y="0.1201in" svg:width="6.2925in" svg:height="3.5425in" draw:z-index="0"><draw:object xlink:href="./Object 1" xlink:type="simple" xlink:show="embed" xlink:actuate="onLoad" draw:notify-on-update-of-ranges="Table1"/><draw:image xlink:href="./ObjectReplacements/Object 1" xlink:type="simple" xlink:show="embed" xlink:actuate="onLoad"/></draw:frame></text:p>
      <text:p text:style-name="P10"/>
      <text:p text:style-name="P16">test strategy is copied from yamd!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stem-ui" svg:font-family="system-ui, apple-system, BlinkMacSystemFont, 'Segoe UI', Roboto, 'Helvetica Neue', Arial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4T12:17:10.028608394</meta:creation-date>
    <dc:date>2022-07-24T20:11:00.265847699</dc:date>
    <meta:editing-duration>PT1H1M31S</meta:editing-duration>
    <meta:editing-cycles>10</meta:editing-cycles>
    <meta:generator>LibreOffice/6.4.7.2$Linux_X86_64 LibreOffice_project/40$Build-2</meta:generator>
    <meta:document-statistic meta:table-count="1" meta:image-count="0" meta:object-count="1" meta:page-count="2" meta:paragraph-count="69" meta:word-count="386" meta:character-count="2491" meta:non-whitespace-character-count="206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2cm" svg:height="8.997cm" xlink:href=".." xlink:type="simple" chart:class="chart:line" chart:style-name="ch1">
        <chart:title svg:x="5.698cm" svg:y="0.315cm" chart:style-name="ch2">
          <text:p>atom numbers vs time</text:p>
        </chart:title>
        <chart:legend chart:legend-position="end" svg:x="12.31cm" svg:y="4.199cm" style:legend-expansion="high" chart:style-name="ch3"/>
        <chart:plot-area chart:style-name="ch4" table:cell-range-address="Table1.$A$1:.$I$1 Table1.$A$3:.$I$3" chart:data-source-has-labels="both" svg:x="1.33cm" svg:y="1.273cm" svg:width="10.661cm" svg:height="6.564cm">
          <chartooo:coordinate-region svg:x="2.137cm" svg:y="1.472cm" svg:width="9.574cm" svg:height="5.718cm"/>
          <chart:axis chart:dimension="x" chart:name="primary-x" chart:style-name="ch5" chartooo:axis-type="auto">
            <chartooo:date-scale/>
            <chart:title svg:x="5.571cm" svg:y="8.016cm" chart:style-name="ch6">
              <text:p>atom numbers</text:p>
            </chart:title>
            <chart:categories table:cell-range-address="Table1.$B$1:.$I$1"/>
          </chart:axis>
          <chart:axis chart:dimension="y" chart:name="primary-y" chart:style-name="ch7">
            <chart:title svg:x="0.451cm" svg:y="5.141cm" chart:style-name="ch8">
              <text:p>time (s)</text:p>
            </chart:title>
            <chart:grid chart:style-name="ch9" chart:class="major"/>
          </chart:axis>
          <chart:series chart:style-name="ch10" chart:values-cell-range-address="Table1.$B$3:.$I$3" chart:label-cell-address="Table1.$A$3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Table1.$B$1:.$I$1</svg:desc>
                </draw:g>
              </table:table-cell>
              <table:table-cell office:value-type="string">
                <text:p>27</text:p>
              </table:table-cell>
              <table:table-cell office:value-type="string">
                <text:p>64</text:p>
              </table:table-cell>
              <table:table-cell office:value-type="string">
                <text:p>100</text:p>
              </table:table-cell>
              <table:table-cell office:value-type="string">
                <text:p>125</text:p>
              </table:table-cell>
              <table:table-cell office:value-type="string">
                <text:p>150</text:p>
              </table:table-cell>
              <table:table-cell office:value-type="string">
                <text:p>216</text:p>
              </table:table-cell>
              <table:table-cell office:value-type="string">
                <text:p>294</text:p>
              </table:table-cell>
            </table:table-row>
          </table:table-header-rows>
          <table:table-rows>
            <table:table-row>
              <table:table-cell office:value-type="string">
                <text:p>Real time in (s)</text:p>
                <draw:g>
                  <svg:desc>Table1.$A$3</svg:desc>
                </draw:g>
              </table:table-cell>
              <table:table-cell office:value-type="float" office:value="1.077">
                <text:p>1.077</text:p>
                <draw:g>
                  <svg:desc>Table1.$B$3:.$I$3</svg:desc>
                </draw:g>
              </table:table-cell>
              <table:table-cell office:value-type="float" office:value="7.705">
                <text:p>7.705</text:p>
              </table:table-cell>
              <table:table-cell office:value-type="float" office:value="35.87">
                <text:p>35.87</text:p>
              </table:table-cell>
              <table:table-cell office:value-type="float" office:value="87.949">
                <text:p>87.949</text:p>
              </table:table-cell>
              <table:table-cell office:value-type="float" office:value="139.785">
                <text:p>139.785</text:p>
              </table:table-cell>
              <table:table-cell office:value-type="float" office:value="180.663">
                <text:p>180.663</text:p>
              </table:table-cell>
              <table:table-cell office:value-type="float" office:value="357.855">
                <text:p>357.855</text:p>
              </table:table-cell>
              <table:table-cell office:value-type="float" office:value="651.011">
                <text:p>651.0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